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language="es" fo:country="ES" style:language-asian="es" style:country-asian="ES" style:font-name-complex="Times New Roman"/>
    </style:style>
    <style:style style:name="P7" style:family="paragraph" style:parent-style-name="Standard">
      <style:paragraph-properties fo:break-before="page"/>
      <style:text-properties style:font-name="Times New Roman" fo:language="es" fo:country="ES" style:language-asian="es" style:country-asian="ES" style:font-name-complex="Times New Roman"/>
    </style:style>
    <style:style style:name="P8" style:family="paragraph" style:parent-style-name="Contents_20_1">
      <style:paragraph-properties fo:break-before="page">
        <style:tab-stops>
          <style:tab-stop style:position="15.983cm" style:type="right" style:leader-style="dotted" style:leader-text="."/>
        </style:tab-stops>
      </style:paragraph-properties>
      <style:text-properties fo:font-size="24pt" style:font-size-asian="24pt" style:font-size-complex="24pt"/>
    </style:style>
    <style:style style:name="P9" style:family="paragraph" style:parent-style-name="Heading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1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Text" style:list-style-name="L1">
      <style:text-properties officeooo:paragraph-rsid="000806ad"/>
    </style:style>
    <style:style style:name="P13" style:family="paragraph" style:parent-style-name="Text" style:list-style-name="L1">
      <style:text-properties officeooo:rsid="000806ad" officeooo:paragraph-rsid="000806ad"/>
    </style:style>
    <style:style style:name="P14" style:family="paragraph" style:parent-style-name="Text">
      <style:text-properties officeooo:paragraph-rsid="0009c922"/>
    </style:style>
    <style:style style:name="P15" style:family="paragraph" style:parent-style-name="Text">
      <style:text-properties officeooo:paragraph-rsid="000a305f"/>
    </style:style>
    <style:style style:name="P16" style:family="paragraph" style:parent-style-name="Text">
      <style:text-properties officeooo:rsid="000a305f" officeooo:paragraph-rsid="000a305f"/>
    </style:style>
    <style:style style:name="P17" style:family="paragraph" style:parent-style-name="Text">
      <style:text-properties officeooo:paragraph-rsid="000806ad"/>
    </style:style>
    <style:style style:name="P18" style:family="paragraph" style:parent-style-name="Text">
      <style:text-properties officeooo:paragraph-rsid="000bac1e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normal" officeooo:rsid="000806ad" officeooo:paragraph-rsid="000806ad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text-properties officeooo:paragraph-rsid="0009c922"/>
    </style:style>
    <style:style style:name="P22" style:family="paragraph" style:parent-style-name="Standard">
      <style:text-properties officeooo:paragraph-rsid="000a305f"/>
    </style:style>
    <style:style style:name="P23" style:family="paragraph" style:parent-style-name="Heading_20_3">
      <style:text-properties officeooo:rsid="0009c922" officeooo:paragraph-rsid="0009c922"/>
    </style:style>
    <style:style style:name="P24" style:family="paragraph" style:parent-style-name="Heading_20_3">
      <style:text-properties officeooo:rsid="000a305f" officeooo:paragraph-rsid="000a305f"/>
    </style:style>
    <style:style style:name="P25" style:family="paragraph" style:parent-style-name="Heading_20_3">
      <style:paragraph-properties fo:margin-left="0cm" fo:margin-right="0cm" fo:text-indent="0cm" style:auto-text-indent="false"/>
    </style:style>
    <style:style style:name="P2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OB" style:list-style-name="WW8Num5">
      <style:text-properties officeooo:paragraph-rsid="000882c7"/>
    </style:style>
    <style:style style:name="P28" style:family="paragraph" style:parent-style-name="OB" style:list-style-name="WW8Num5">
      <style:text-properties officeooo:paragraph-rsid="0009bdf3"/>
    </style:style>
    <style:style style:name="T1" style:family="text">
      <style:text-properties officeooo:rsid="000806ad"/>
    </style:style>
    <style:style style:name="T2" style:family="text">
      <style:text-properties officeooo:rsid="000882c7"/>
    </style:style>
    <style:style style:name="T3" style:family="text">
      <style:text-properties style:text-underline-style="none" officeooo:rsid="000882c7"/>
    </style:style>
    <style:style style:name="T4" style:family="text">
      <style:text-properties officeooo:rsid="0009bdf3"/>
    </style:style>
    <style:style style:name="T5" style:family="text">
      <style:text-properties officeooo:rsid="0009c922"/>
    </style:style>
    <style:style style:name="T6" style:family="text">
      <style:text-properties officeooo:rsid="000a305f"/>
    </style:style>
    <style:style style:name="T7" style:family="text">
      <style:text-properties officeooo:rsid="000bac1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ORT</text:p>
      <text:p text:style-name="P3">Centro CTC</text:p>
      <text:p text:style-name="P3">CEI</text:p>
      <text:p text:style-name="P4"/>
      <text:p text:style-name="P4"/>
      <text:p text:style-name="P3">NOMBRE DEL PROYECTO</text:p>
      <text:p text:style-name="P4">Obligatorio de <text:span text:style-name="T1">Taller de Usabilidad y Accesibilidad</text:span></text:p>
      <text:p text:style-name="P4"/>
      <text:p text:style-name="P4"/>
      <text:p text:style-name="P3">ASIGNATURAS</text:p>
      <text:p text:style-name="P19">Taller de Usabilidad y Accesibilidad</text:p>
      <text:p text:style-name="P4"/>
      <text:p text:style-name="P4"/>
      <text:p text:style-name="P3">INTEGRANTES DEL EQUIPO</text:p>
      <text:p text:style-name="P4">Mauro Aguirre</text:p>
      <text:p text:style-name="P9">Matías Cabrera</text:p>
      <text:p text:style-name="P4"/>
      <text:p text:style-name="P4"/>
      <text:p text:style-name="P3">AÑO</text:p>
      <text:p text:style-name="P9">2017</text:p>
      <text:p text:style-name="P4"/>
      <text:p text:style-name="P4"/>
      <text:p text:style-name="P8">Índice</text:p>
      <text:p text:style-name="P2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296933272">1 <text:s/>Introducción.<text:tab/>3</text:a></text:p>
          <text:p text:style-name="P10"><text:a xlink:type="simple" xlink:href="#__RefHeading___Toc296933273">2 <text:s/>Presentación del problema.<text:tab/>3</text:a></text:p>
          <text:p text:style-name="P11"><text:a xlink:type="simple" xlink:href="#__RefHeading___Toc456_2691856809">2.1 <text:s/>Diseñar e implementar un sistema que permita:<text:tab/>3</text:a></text:p>
          <text:p text:style-name="P10"><text:a xlink:type="simple" xlink:href="#__RefHeading___Toc296933274">3 <text:s/>Objetivos<text:tab/>3</text:a></text:p>
          <text:p text:style-name="P10"><text:a xlink:type="simple" xlink:href="#__RefHeading___Toc296933278">4 <text:s/>Alcances y limitaciones<text:tab/>3</text:a></text:p>
          <text:p text:style-name="P11"><text:a xlink:type="simple" xlink:href="#__RefHeading___Toc2842_3810091440">4.1 <text:s/>Alcances:<text:tab/>3</text:a></text:p>
          <text:p text:style-name="P26"><text:a xlink:type="simple" xlink:href="#__RefHeading___Toc2844_3810091440">4.1.1 <text:s/>Cree su propio viaje:<text:tab/>3</text:a></text:p>
          <text:p text:style-name="P26"><text:a xlink:type="simple" xlink:href="#__RefHeading___Toc2846_3810091440">4.1.2 <text:s/>Configuración:<text:tab/>3</text:a></text:p>
          <text:p text:style-name="P11"><text:a xlink:type="simple" xlink:href="#__RefHeading___Toc2850_3810091440">4.2 <text:s/>Limitaciones:<text:tab/>4</text:a></text:p>
          <text:p text:style-name="P26"><text:a xlink:type="simple" xlink:href="#__RefHeading___Toc2852_3810091440">4.2.1 <text:s/>Configuración:<text:tab/>4</text:a></text:p>
          <text:p text:style-name="P10"><text:a xlink:type="simple" xlink:href="#__RefHeading___Toc296933286">5 <text:s/>Diseño<text:tab/>4</text:a></text:p>
          <text:p text:style-name="P11"><text:a xlink:type="simple" xlink:href="#__RefHeading__4292_1512832458">5.1 <text:s/>Manual de Usuario<text:tab/>4</text:a></text:p>
          <text:p text:style-name="P26"><text:a xlink:type="simple" xlink:href="#__RefHeading__4294_1512832458">5.1.1 <text:s/>Historia:<text:tab/>4</text:a></text:p>
          <text:p text:style-name="P26"><text:a xlink:type="simple" xlink:href="#__RefHeading__4296_1512832458">5.1.2 <text:s/>Paradas:<text:tab/>4</text:a></text:p>
          <text:p text:style-name="P26"><text:a xlink:type="simple" xlink:href="#__RefHeading__4298_1512832458">5.1.3 <text:s/>Zonas de interés:<text:tab/>4</text:a></text:p>
          <text:p text:style-name="P26"><text:a xlink:type="simple" xlink:href="#__RefHeading__4300_1512832458">5.1.4 <text:s/>Zonas turísticas:<text:tab/>4</text:a></text:p>
          <text:p text:style-name="P26"><text:a xlink:type="simple" xlink:href="#__RefHeading___Toc634_2247281298">5.1.5 <text:s/>Tabla general:<text:tab/>5</text:a></text:p>
          <text:p text:style-name="P26"><text:a xlink:type="simple" xlink:href="#__RefHeading___Toc636_2247281298">5.1.6 <text:s/>Cree su propio viaje:<text:tab/>5</text:a></text:p>
          <text:p text:style-name="P26"><text:a xlink:type="simple" xlink:href="#__RefHeading___Toc650_2247281298">5.1.7 <text:s/>Configuración:<text:tab/>5</text:a></text:p>
        </text:index-body>
      </text:table-of-content>
      <text:p text:style-name="P6"/>
      <text:p text:style-name="P7"/>
      <text:h text:style-name="Heading_20_1" text:outline-level="1"><text:bookmark-start text:name="__RefHeading___Toc296933272"/>Introducción.<text:bookmark-end text:name="__RefHeading___Toc296933272"/></text:h>
      <text:p text:style-name="Text">Tenemos la tarea de realizar un programa <text:span text:style-name="T1">que </text:span>permita fácilmente<text:span text:style-name="T1"> cotizar los precios de traslados en taxis; También proporcionara información sobre puntos turísticos de la zona.</text:span></text:p>
      <text:p text:style-name="Text"/>
      <text:h text:style-name="Heading_20_1" text:outline-level="1"><text:bookmark-start text:name="__RefHeading___Toc296933273"/>Presentación del problema.<text:bookmark-end text:name="__RefHeading___Toc296933273"/></text:h>
      <text:p text:style-name="Text">A continuación se detallaran los procesos que se realizan para la conversión y el almacenamiento.</text:p>
      <text:p text:style-name="Text"/>
      <text:h text:style-name="Heading_20_2" text:outline-level="2"><text:bookmark-start text:name="__RefHeading___Toc456_2691856809"/>Diseñar e implementar un sistema que permita:<text:bookmark-end text:name="__RefHeading___Toc456_2691856809"/></text:h>
      <text:list xml:id="list1831871348" text:style-name="L1">
        <text:list-item>
          <text:p text:style-name="P13">Seleccionar parada de taxi como punto de referencia.</text:p>
        </text:list-item>
        <text:list-item>
          <text:p text:style-name="P13">Seleccionar destinos.</text:p>
        </text:list-item>
        <text:list-item>
          <text:p text:style-name="P13">Crear ruta de viaje.</text:p>
        </text:list-item>
        <text:list-item>
          <text:p text:style-name="P13">Cotizar el viaje.</text:p>
        </text:list-item>
        <text:list-item>
          <text:p text:style-name="P13">Estimar el tiempo del viaje.</text:p>
        </text:list-item>
        <text:list-item>
          <text:p text:style-name="P12"><text:span text:style-name="T1">Mostrar tablas con costo y tiempo de viaje hacia varios destinos.</text:span></text:p>
        </text:list-item>
      </text:list>
      <text:p text:style-name="P17"/>
      <text:h text:style-name="Heading_20_1" text:outline-level="1"><text:bookmark-start text:name="__RefHeading___Toc296933274"/>Objetivos<text:bookmark-end text:name="__RefHeading___Toc296933274"/></text:h>
      <text:p text:style-name="Text">Se implementaran menús<text:span text:style-name="T2"> desplegables que faciliten la usabilidad de la pagina.</text:span></text:p>
      <text:p text:style-name="Text"/>
      <text:list xml:id="list2300425654" text:style-name="WW8Num5">
        <text:list-item>
          <text:p text:style-name="OB"><text:span text:style-name="T2">Poder acceder a paradas de taxi para conocer su información.</text:span></text:p>
        </text:list-item>
        <text:list-item>
          <text:p text:style-name="P27"><text:span text:style-name="T2">Poder acceder a </text:span><text:span text:style-name="T3">zonas</text:span><text:span text:style-name="T2"> de interés para conocer su información.</text:span></text:p>
        </text:list-item>
        <text:list-item>
          <text:p text:style-name="P27"><text:span text:style-name="T2">Poder acceder a zonas turísticas para conocer su información.</text:span></text:p>
        </text:list-item>
        <text:list-item>
          <text:p text:style-name="P28"><text:span text:style-name="T2">Poder acceder a la tabla general para conocer tanto el costo como el tiempo estimado de los viajes de un punto a otro.</text:span></text:p>
        </text:list-item>
        <text:list-item>
          <text:p text:style-name="P28"><text:span text:style-name="T2">Poder acceder a cree su propio viaje para crear un viaje personalizado y conocer su valor y tiempo estimado.</text:span></text:p>
        </text:list-item>
        <text:list-item>
          <text:p text:style-name="P28"><text:span text:style-name="T2">Poder acceder a configuración para poder modificar los precios.</text:span></text:p>
        </text:list-item>
      </text:list>
      <text:h text:style-name="Heading_20_1" text:outline-level="1"><text:bookmark-start text:name="__RefHeading___Toc296933278"/>Alcances y limitaciones<text:bookmark-end text:name="__RefHeading___Toc296933278"/></text:h>
      <text:h text:style-name="Heading_20_2" text:outline-level="2"><text:bookmark-start text:name="__RefHeading___Toc2842_3810091440"/>Alcances:<text:bookmark-end text:name="__RefHeading___Toc2842_3810091440"/></text:h>
      <text:h text:style-name="Heading_20_3" text:outline-level="3"><text:bookmark-start text:name="__RefHeading___Toc2844_3810091440"/><text:span text:style-name="T4">Cree su propio viaje</text:span>:<text:bookmark-end text:name="__RefHeading___Toc2844_3810091440"/></text:h>
      <text:p text:style-name="Text">Permitirá <text:span text:style-name="T4">crear un viaje personalizado seleccionando la parada como origen y los lugares turísticos.</text:span></text:p>
      <text:h text:style-name="Heading_20_3" text:outline-level="3"><text:bookmark-start text:name="__RefHeading___Toc2846_3810091440"/>Configuración:<text:bookmark-end text:name="__RefHeading___Toc2846_3810091440"/></text:h>
      <text:p text:style-name="Text"><text:span text:style-name="T5">Permitirá modificar el precio de los kilómetros.</text:span></text:p>
      <text:h text:style-name="Heading_20_2" text:outline-level="2"><text:bookmark-start text:name="__RefHeading___Toc2850_3810091440"/><text:soft-page-break/>Limitaciones:<text:bookmark-end text:name="__RefHeading___Toc2850_3810091440"/></text:h>
      <text:h text:style-name="Heading_20_3" text:outline-level="3"><text:bookmark-start text:name="__RefHeading___Toc2852_3810091440"/>Configuración:<text:bookmark-end text:name="__RefHeading___Toc2852_3810091440"/></text:h>
      <text:p text:style-name="Text">No se podrán ingresar letras.</text:p>
      <text:h text:style-name="Heading_20_1" text:outline-level="1"><text:bookmark-start text:name="__RefHeading___Toc296933286"/>Diseñ<text:span text:style-name="T5">o</text:span><text:bookmark-end text:name="__RefHeading___Toc296933286"/></text:h>
      <text:h text:style-name="Heading_20_2" text:outline-level="2"><text:bookmark-start text:name="__RefHeading__4292_1512832458"/>Manual de Usuario<text:bookmark-end text:name="__RefHeading__4292_1512832458"/></text:h>
      <text:h text:style-name="Heading_20_3" text:outline-level="3"><text:bookmark-start text:name="__RefHeading__4294_1512832458"/><text:span text:style-name="T5">Historia</text:span>:<text:bookmark-end text:name="__RefHeading__4294_1512832458"/></text:h>
      <text:p text:style-name="Standard"/>
      <text:p text:style-name="Text">Al ingresar al programa se le <text:span text:style-name="T5">mostrara una ventana con la historia del Gremial de taxi de Maldonado</text:span>.</text:p>
      <text:h text:style-name="P25" text:outline-level="3"><text:bookmark-start text:name="__RefHeading__4296_1512832458"/><text:span text:style-name="T5">Paradas</text:span>:<text:bookmark-end text:name="__RefHeading__4296_1512832458"/></text:h>
      <text:p text:style-name="P5"/>
      <text:p text:style-name="Text"><text:span text:style-name="T5">Al presionar sobre “Paradas” se desplegara un menú emergente en el cual podrá seleccionar la parada deseada para conocer su información.</text:span></text:p>
      <text:p text:style-name="Text"/>
      <text:p text:style-name="P14"><text:span text:style-name="T5">La parada seleccionada mostrara la información de la misma y una tabla con el tiempo y costo desde la misma hacia los demás destinos.</text:span></text:p>
      <text:h text:style-name="Heading_20_3" text:outline-level="3"><text:bookmark-start text:name="__RefHeading__4298_1512832458"/><text:span text:style-name="T5">Zonas de interés</text:span>:<text:bookmark-end text:name="__RefHeading__4298_1512832458"/></text:h>
      <text:p text:style-name="Standard"/>
      <text:p text:style-name="P14"><text:span text:style-name="T5">Al presionar sobre “Zonas de interés” se desplegara un menú emergente en el cual podrá seleccionar la zona de interés deseada para conocer su información.</text:span></text:p>
      <text:p text:style-name="Text"/>
      <text:p text:style-name="P14"><text:span text:style-name="T5">La zona de interés seleccionada mostrara la información de la misma y una tabla con el tiempo y costo desde las diferentes paradas hacia la misma.</text:span></text:p>
      <text:h text:style-name="Heading_20_3" text:outline-level="3"><text:bookmark-start text:name="__RefHeading__4300_1512832458"/><text:span text:style-name="T5">Zonas turísticas</text:span>:<text:bookmark-end text:name="__RefHeading__4300_1512832458"/></text:h>
      <text:p text:style-name="Standard"/>
      <text:p text:style-name="P14"><text:span text:style-name="T5">Al presionar sobre “Zonas turísticas” se desplegara un menú emergente en el cual podrá seleccionar la zona turística deseada para conocer su información.</text:span></text:p>
      <text:p text:style-name="P14"/>
      <text:p text:style-name="P18"><text:span text:style-name="T5">La zona turística seleccionada mostrara la información de la misma y una tabla con el tiempo y costo desde las diferentes paradas hacia la misma.</text:span></text:p>
      <text:p text:style-name="P14"/>
      <text:p text:style-name="P14"/>
      <text:h text:style-name="P23" text:outline-level="3"><text:bookmark-start text:name="__RefHeading___Toc634_2247281298"/><text:soft-page-break/>Tabla general:<text:bookmark-end text:name="__RefHeading___Toc634_2247281298"/></text:h>
      <text:p text:style-name="P21"/>
      <text:p text:style-name="P14"><text:span text:style-name="T5">Al presionar sobre “Tabla general” mostrara 2 tablas en las cuales aparecerán todos los lugares (Zonas turísticas) y mostrara la relación entre tiempo y costo con cada una de ellos.</text:span></text:p>
      <text:h text:style-name="P24" text:outline-level="3"><text:bookmark-start text:name="__RefHeading___Toc636_2247281298"/>Cree su propio viaje:<text:bookmark-end text:name="__RefHeading___Toc636_2247281298"/></text:h>
      <text:p text:style-name="P22"/>
      <text:p text:style-name="P15"><text:span text:style-name="T5">Al presionar sobre “Cree su propio viaje” mostrara una tabla en la cual se deberá elegir un parada como punto de partida y luego los destinos que quiere visitar.</text:span></text:p>
      <text:p text:style-name="P15"/>
      <text:p text:style-name="P15"><text:span text:style-name="T6">Luego de completar la misma se mostrara una segunda tabla en la cual se visualizaran los lugares seleccionados con el tiempo y costo de viaje de punto a punto, y por ultimo se mostrara el tiempo total y costo total aproximado del viaje. </text:span></text:p>
      <text:h text:style-name="P24" text:outline-level="3"><text:bookmark-start text:name="__RefHeading___Toc650_2247281298"/>Configuración:<text:bookmark-end text:name="__RefHeading___Toc650_2247281298"/></text:h>
      <text:p text:style-name="Text"/>
      <text:p text:style-name="P15"><text:span text:style-name="T5">Al presionar sobre “Configuración” mostrara una tabla en la cual se visualizaran los costos por kilómetro, tiempo, hora, bajada de bandera y por valija.</text:span></text:p>
      <text:p text:style-name="P16">También mostrara un campo de texto con el q<text:span text:style-name="T7">ue</text:span> se podrá cambiar el precio <text:span text:style-name="T7">de por</text:span> kilóme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C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Century Gothic" fo:font-family="'Century Gothic'" style:font-family-generic="swiss" style:font-pitch="variable" fo:font-size="12pt" fo:language="es" fo:country="UY" style:font-name-asian="Times New Roman" style:font-family-asian="'Times New Roman'" style:font-family-generic-asian="roman" style:font-pitch-asian="variable" style:font-size-asian="12pt" style:language-asian="es" style:country-asian="UY" style:font-name-complex="Century Gothic" style:font-family-complex="'Century Gothic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loext:contextual-spacing="false" fo:text-indent="-0.762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0.762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normal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1.524cm"/>
        </style:tab-stops>
      </style:paragraph-properties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4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1.778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normal" style:font-weight-complex="norm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2.2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2.54cm"/>
        </style:tab-stops>
      </style:paragraph-properties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2.794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" style:family="paragraph" style:parent-style-name="Standard" style:class="extra">
      <style:paragraph-properties fo:margin-left="1.91cm" fo:margin-right="0cm" fo:text-indent="0cm" style:auto-text-indent="false"/>
      <style:text-properties style:font-size-complex="10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9pt" style:font-size-asian="9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Number" style:display-name="List Number" style:family="paragraph" style:parent-style-name="Standard" style:list-style-name="WW8Num2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nota" style:family="paragraph" style:parent-style-name="Standard">
      <style:paragraph-properties fo:margin-left="2.501cm" fo:margin-right="0cm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RF" style:family="paragraph" style:parent-style-name="Standard" style:next-style-name="Standard" style:list-style-name="WW8Num6">
      <style:paragraph-properties fo:margin-left="1.259cm" fo:margin-right="0cm" fo:text-indent="-0.63cm" style:auto-text-indent="false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OB" style:family="paragraph" style:parent-style-name="Standard" style:list-style-name="WW8Num5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NF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stilo1" style:family="paragraph" style:parent-style-name="RNF" style:list-style-name="WW8Num3">
      <style:paragraph-properties fo:margin-left="1.27cm" fo:margin-right="0cm" fo:text-indent="-0.635cm" style:auto-text-indent="fals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_20_Car_20_Car" style:display-name=" Car Car" style:family="text" style:parent-style-name="Default_20_Paragraph_20_Font">
      <style:text-properties style:font-name="Arial" fo:font-family="Arial" style:font-family-generic="swiss" style:font-pitch="variable" fo:font-size="14pt" fo:language="es" fo:country="UY" fo:font-weight="bold" style:font-size-asian="14pt" style:language-asian="es" style:country-asian="UY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normal" style:font-weight-complex="normal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ar_20_Car1" style:display-name=" Car Car1" style:family="text" style:parent-style-name="Default_20_Paragraph_20_Font">
      <style:text-properties style:font-name="Tahoma" fo:font-family="Tahoma" style:font-family-generic="swiss" style:font-pitch="variable" fo:font-size="17pt" fo:language="es" fo:country="UY" fo:font-weight="bold" style:font-size-asian="17pt" style:language-asian="es" style:country-asian="UY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normal" style:font-weight-complex="norma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R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RNF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OB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RF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>
          <style:list-level-label-alignment text:label-followed-by="listtab" fo:margin-left="3.493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>
          <style:list-level-label-alignment text:label-followed-by="listtab" fo:margin-left="7.303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>
          <style:list-level-label-alignment text:label-followed-by="listtab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999cm" style:type="center"/>
          <style:tab-stop style:position="15.58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asignatura</text:p>
        <text:p text:style-name="Header"/>
      </style:header>
      <style:footer>
        <text:p text:style-name="MP1"><text:tab/>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s</dc:title>
    <meta:initial-creator>Eduardo Olivera</meta:initial-creator>
    <meta:creation-date>2011-06-27T09:14:00</meta:creation-date>
    <dc:date>2017-08-20T18:32:48.415000000</dc:date>
    <meta:editing-cycles>14</meta:editing-cycles>
    <meta:editing-duration>P1DT2H8M22S</meta:editing-duration>
    <meta:generator>LibreOffice/5.3.3.2$Windows_x86 LibreOffice_project/3d9a8b4b4e538a85e0782bd6c2d430bafe583448</meta:generator>
    <meta:print-date>2017-07-12T17:27:45.64</meta:print-date>
    <meta:document-statistic meta:table-count="0" meta:image-count="0" meta:object-count="0" meta:page-count="5" meta:paragraph-count="83" meta:word-count="680" meta:character-count="4069" meta:non-whitespace-character-count="3482"/>
  </office:meta>
</office:document-meta>
</file>